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Times New Roman" svg:font-family="'Times New Roman'"/>
    <style:font-face style:name="Tinos" svg:font-family="Tinos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fo:line-height="114%" style:writing-mode="lr-tb"/>
    </style:style>
    <style:style style:name="P2" style:family="paragraph" style:parent-style-name="Text_20_body">
      <style:paragraph-properties fo:margin-top="0in" fo:margin-bottom="0in" fo:line-height="114%" style:writing-mode="lr-tb"/>
      <style:text-properties fo:font-variant="normal" fo:text-transform="none" fo:color="#000000" style:font-name="Arial" fo:font-size="9.89999961853027pt" fo:font-weight="normal"/>
    </style:style>
    <style:style style:name="P3" style:family="paragraph" style:parent-style-name="Text_20_body">
      <style:paragraph-properties fo:margin-top="0in" fo:margin-bottom="0in" fo:line-height="114%" style:writing-mode="lr-tb"/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000000" style:font-name="Arial" fo:font-size="9.89999961853027pt"/>
    </style:style>
    <style:style style:name="T2" style:family="text">
      <style:text-properties fo:font-variant="normal" fo:text-transform="none" fo:color="#000000" style:font-name="Arial" fo:font-size="9.89999961853027pt" fo:font-weight="normal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3"><text:span text:style-name="T1">Lab 2 flat strap.</text:span></text:p>
        <text:p text:style-name="P3"/>
        <text:p text:style-name="P2">To StrappApp.ts, add another view and display it. Just one. This will be timeboxed, you may not finish this lab.</text:p>
        <text:p text:style-name="P2">Note the view has been sectioned of.</text:p>
        <text:p text:style-name="P1"/>
        <text:p text:style-name="P2">Optional: View a single section view in Dreamweaver with add css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Times New Roman" svg:font-family="'Times New Roman'"/>
    <style:font-face style:name="Tinos" svg:font-family="Tinos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Tino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Normal" style:class="extra">
      <style:paragraph-properties fo:margin-top="0.0835in" fo:margin-bottom="0.0835in"/>
      <style:text-properties fo:font-size="12pt" fo:font-style="italic"/>
    </style:style>
    <style:style style:name="Normal" style:family="paragraph"/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/>
    </style:style>
    <style:style style:name="Text_20_body" style:display-name="Text body" style:family="paragraph" style:parent-style-name="Normal" style:class="text">
      <style:paragraph-properties fo:margin-top="0in" fo:margin-bottom="0.0835in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size="24pt" fo:font-weight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size="18pt" fo:font-weight="bold"/>
    </style:style>
    <style:style style:name="Internet_20_link_5f_text_5f_text" style:display-name="Internet link_text_text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Linux OpenOffice.org_project/341m1$Build-9593</meta:generator>
    <meta:creation-date>2013-07-24T15:40:56.21</meta:creation-date>
    <dc:date>2013-08-09T14:20:09</dc:date>
    <meta:document-statistic meta:table-count="0" meta:image-count="0" meta:object-count="0" meta:page-count="1" meta:paragraph-count="4" meta:word-count="42" meta:character-count="230"/>
    <meta:editing-duration>PT46S</meta:editing-duration>
    <meta:editing-cycles>1</meta:editing-cycles>
  </office:meta>
</office:document-meta>
</file>